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officeooo:paragraph-rsid="001fe51e"/>
    </style:style>
    <style:style style:name="P2" style:family="paragraph" style:parent-style-name="Standard_20_gauche">
      <style:text-properties officeooo:paragraph-rsid="001ff204"/>
    </style:style>
    <style:style style:name="P3" style:family="paragraph" style:parent-style-name="Standard_20_gauche">
      <style:text-properties officeooo:paragraph-rsid="0022168e"/>
    </style:style>
    <style:style style:name="T1" style:family="text">
      <style:text-properties officeooo:rsid="001e2a45"/>
    </style:style>
    <style:style style:name="T2" style:family="text">
      <style:text-properties officeooo:rsid="001fe51e"/>
    </style:style>
    <style:style style:name="T3" style:family="text">
      <style:text-properties officeooo:rsid="001ff204"/>
    </style:style>
    <style:style style:name="T4" style:family="text">
      <style:text-properties officeooo:rsid="0020ea6f"/>
    </style:style>
    <style:style style:name="T5" style:family="text">
      <style:text-properties officeooo:rsid="0022168e"/>
    </style:style>
    <style:style style:name="T6" style:family="text">
      <style:text-properties officeooo:rsid="0023c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urir en décembre<text:line-break/>une température de septembre<text:line-break/></text:span><text:span text:style-name="T2">l'hiver pourtant<text:line-break/>la nudité le dépouillement</text:span></text:p>
      <text:p text:style-name="P1"><text:span text:style-name="T2">des arbres le chat chasse<text:line-break/>dans les hautes herbes couchées<text:line-break/></text:span><text:span text:style-name="T3">des nuages s'effilochent<text:line-break/>au sommet de la colline enneigée</text:span></text:p>
      <text:p text:style-name="P1"><text:span text:style-name="T3"/></text:p>
      <text:p text:style-name="P2"><text:span text:style-name="T3">terre terne<text:line-break/>mais couleur</text:span></text:p>
      <text:p text:style-name="P2"><text:span text:style-name="T3"/></text:p>
      <text:p text:style-name="P2"><text:span text:style-name="T3">« </text:span><text:span text:style-name="T4">situation sans issue<text:line-break/>à quoi bon la colère »</text:span></text:p>
      <text:p text:style-name="P3"><text:span text:style-name="T5">œil ouvert<text:line-break/>pied sûr</text:span></text:p>
      <text:p text:style-name="P3"><text:span text:style-name="T5"/></text:p>
      <text:p text:style-name="P3"><text:span text:style-name="T5">à chacun son truc<text:line-break/></text:span><text:span text:style-name="T6">trouve le moyen<text:line-break/>qui te conv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contextual-spacing="false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65 : courir en décembre</text:title><text:tab/><text:tab/><text:date style:data-style-name="N106" text:date-value="2012-12-16T11:15:38" text:fixed="true">dimanche 16 décembre 2012</text:date></text:p>
      </style:header>
      <style:footer>
        <text:p text:style-name="Footer"><text:initial-creator>Igor Milhit</text:initial-creator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6T11:15:39</meta:creation-date>
    <dc:title>blogiGor 065 : courir en décembre</dc:title>
    <meta:editing-duration>PT39M25S</meta:editing-duration>
    <meta:editing-cycles>2</meta:editing-cycles>
    <meta:generator>LibreOffice/3.6$Linux_X86_64 LibreOffice_project/360m1$Build-3</meta:generator>
    <meta:initial-creator>Igor Milhit</meta:initial-creator>
    <meta:keyword>blogiGor</meta:keyword>
    <meta:keyword>poésie</meta:keyword>
    <meta:keyword>courir</meta:keyword>
    <meta:keyword>prière</meta:keyword>
    <meta:keyword>incroyant</meta:keyword>
    <dc:date>2012-12-16T12:15:15</dc:date>
    <dc:creator>Igor Milhit</dc:creator>
    <meta:document-statistic meta:table-count="0" meta:image-count="0" meta:object-count="0" meta:page-count="1" meta:paragraph-count="8" meta:word-count="68" meta:character-count="392" meta:non-whitespace-character-count="330"/>
    <meta:user-defined meta:name="Info 1"/>
    <meta:user-defined meta:name="Info 2"/>
    <meta:user-defined meta:name="Info 3"/>
    <meta:user-defined meta:name="Info 4"/>
  </office:meta>
</office:document-meta>
</file>